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6.231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2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5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1.66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8.39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2.544cm" fo:min-width="3.31cm"/>
    </style:style>
    <style:style style:name="gr13" style:family="graphic" style:parent-style-name="standard">
      <style:graphic-properties svg:stroke-linecap="round" draw:fill-color="#eeeeee" draw:textarea-horizontal-align="justify" draw:textarea-vertical-align="middle" draw:auto-grow-height="false" fo:min-height="4.83cm" fo:min-width="5.85cm"/>
    </style:style>
    <style:style style:name="gr14" style:family="graphic" style:parent-style-name="standard">
      <style:graphic-properties svg:stroke-linecap="round" draw:fill-color="#eeeeee" draw:textarea-horizontal-align="justify" draw:textarea-vertical-align="middle" draw:auto-grow-height="false" fo:min-height="3.941cm" fo:min-width="6.485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02cm" fo:min-width="1.788cm"/>
    </style:style>
    <style:style style:name="gr16" style:family="graphic" style:parent-style-name="standard">
      <style:graphic-properties draw:stroke="none" svg:stroke-color="#000000" draw:fill="none" draw:fill-color="#ffffff" fo:min-height="1.971cm"/>
    </style:style>
    <style:style style:name="gr17" style:family="graphic" style:parent-style-name="standard">
      <style:graphic-properties draw:marker-end="" draw:fill-color="#cccccc" draw:textarea-horizontal-align="justify" draw:textarea-vertical-align="middle" draw:auto-grow-height="false" fo:min-height="1.008cm" fo:min-width="2.285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39cm" fo:min-width="0.578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center" draw:textarea-vertical-align="top" draw:auto-grow-height="false" fo:min-height="11.18cm" fo:min-width="5.977cm"/>
    </style:style>
    <style:style style:name="gr23" style:family="graphic" style:parent-style-name="standard">
      <style:graphic-properties draw:fill-color="#ffffff" draw:textarea-horizontal-align="left" draw:textarea-vertical-align="top" draw:auto-grow-height="false" fo:min-height="11.053cm" fo:min-width="3.564cm"/>
    </style:style>
    <style:style style:name="gr24" style:family="graphic" style:parent-style-name="standard">
      <style:graphic-properties draw:fill-color="#ffffff" draw:textarea-horizontal-align="left" draw:textarea-vertical-align="top" draw:auto-grow-height="false" fo:min-height="11.053cm" fo:min-width="3.056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.011cm" fo:min-width="0.888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1.011cm" fo:min-width="1.142cm"/>
    </style:style>
    <style:style style:name="gr27" style:family="graphic" style:parent-style-name="standard">
      <style:graphic-properties draw:fill-color="#dddddd" draw:textarea-horizontal-align="center" draw:textarea-vertical-align="top" draw:auto-grow-height="false" fo:min-height="6.705cm" fo:min-width="2.137cm"/>
    </style:style>
    <style:style style:name="gr28" style:family="graphic" style:parent-style-name="standard">
      <style:graphic-properties draw:fill-color="#ffffff" draw:textarea-horizontal-align="center" draw:textarea-vertical-align="bottom" draw:auto-grow-height="false" fo:min-height="1.814cm" fo:min-width="3.342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553cm" fo:min-width="0.811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893cm" fo:min-width="1.405cm"/>
    </style:style>
    <style:style style:name="gr31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465cm" fo:min-width="1.152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131cm" fo:min-width="0.135cm"/>
    </style:style>
    <style:style style:name="gr34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co1" style:family="table-column">
      <style:table-column-properties style:column-width="3.81cm" style:use-optimal-column-width="false"/>
    </style:style>
    <style:style style:name="ro1" style:family="table-row">
      <style:table-row-properties style:row-height="0.73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8pt" style:text-underline-style="none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9.017cm" svg:x="10.271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8.62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7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8.366cm" svg:x2="3.921cm" svg:y2="8.874cm">
            <text:p/>
          </draw:line>
          <draw:line draw:style-name="gr4" draw:text-style-name="P1" draw:layer="layout" svg:x1="4.175cm" svg:y1="9.255cm" svg:x2="3.921cm" svg:y2="8.874cm">
            <text:p/>
          </draw:line>
          <draw:line draw:style-name="gr4" draw:text-style-name="P1" draw:layer="layout" svg:x1="3.667cm" svg:y1="9.255cm" svg:x2="3.921cm" svg:y2="8.874cm">
            <text:p/>
          </draw:line>
          <draw:line draw:style-name="gr4" draw:text-style-name="P1" draw:layer="layout" svg:x1="3.667cm" svg:y1="8.493cm" svg:x2="4.175cm" svg:y2="8.493cm">
            <text:p/>
          </draw:line>
        </draw:g>
        <draw:frame draw:style-name="gr5" draw:text-style-name="P3" draw:layer="layout" svg:width="1.651cm" svg:height="0.645cm" svg:x="3.286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7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11.277cm" svg:x2="3.921cm" svg:y2="11.785cm">
            <text:p/>
          </draw:line>
          <draw:line draw:style-name="gr4" draw:text-style-name="P1" draw:layer="layout" svg:x1="4.175cm" svg:y1="12.166cm" svg:x2="3.921cm" svg:y2="11.785cm">
            <text:p/>
          </draw:line>
          <draw:line draw:style-name="gr4" draw:text-style-name="P1" draw:layer="layout" svg:x1="3.667cm" svg:y1="12.166cm" svg:x2="3.921cm" svg:y2="11.785cm">
            <text:p/>
          </draw:line>
          <draw:line draw:style-name="gr4" draw:text-style-name="P1" draw:layer="layout" svg:x1="3.667cm" svg:y1="11.404cm" svg:x2="4.175cm" svg:y2="11.404cm">
            <text:p/>
          </draw:line>
        </draw:g>
        <draw:frame draw:style-name="gr5" draw:text-style-name="P3" draw:layer="layout" svg:width="1.651cm" svg:height="0.645cm" svg:x="3.159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5cm" svg:y="13.446cm">
          <draw:text-box>
            <text:p><text:span text:style-name="T3">Users</text:span></text:p>
          </draw:text-box>
        </draw:frame>
        <draw:frame draw:style-name="gr7" draw:text-style-name="P4" draw:layer="layout" svg:width="3.302cm" svg:height="1.916cm" svg:x="4.81cm" svg:y="4.926cm">
          <draw:text-box>
            <text:p text:style-name="P1"><text:span text:style-name="T3">Total</text:span></text:p>
            <text:p text:style-name="P1"><text:span text:style-name="T3">Connection</text:span></text:p>
            <text:p text:style-name="P1"><text:span text:style-name="T3">Limit</text:span></text:p>
          </draw:text-box>
        </draw:frame>
        <draw:line draw:style-name="gr8" draw:text-style-name="P1" draw:layer="layout" svg:x1="4.81cm" svg:y1="8.366cm" svg:x2="8.62cm" svg:y2="8.874cm">
          <text:p/>
        </draw:line>
        <draw:line draw:style-name="gr8" draw:text-style-name="P1" draw:layer="layout" svg:x1="4.81cm" svg:y1="8.747cm" svg:x2="8.62cm" svg:y2="10.525cm">
          <text:p/>
        </draw:line>
        <draw:line draw:style-name="gr8" draw:text-style-name="P1" draw:layer="layout" svg:x1="4.937cm" svg:y1="11.287cm" svg:x2="8.62cm" svg:y2="10.779cm">
          <text:p/>
        </draw:line>
        <draw:line draw:style-name="gr8" draw:text-style-name="P1" draw:layer="layout" svg:x1="4.937cm" svg:y1="11.668cm" svg:x2="8.62cm" svg:y2="12.176cm">
          <text:p/>
        </draw:line>
        <draw:line draw:style-name="gr8" draw:text-style-name="P1" draw:layer="layout" svg:x1="4.937cm" svg:y1="11.922cm" svg:x2="8.62cm" svg:y2="12.43cm">
          <text:p/>
        </draw:line>
        <draw:line draw:style-name="gr8" draw:text-style-name="P1" draw:layer="layout" svg:x1="4.937cm" svg:y1="12.176cm" svg:x2="8.62cm" svg:y2="12.684cm">
          <text:p/>
        </draw:line>
        <draw:line draw:style-name="gr9" draw:text-style-name="P1" draw:layer="layout" svg:x1="6.461cm" svg:y1="6.842cm" svg:x2="6.588cm" svg:y2="14.081cm">
          <text:p/>
        </draw:line>
        <draw:frame draw:style-name="gr10" draw:text-style-name="P1" draw:layer="layout" svg:width="16.998cm" svg:height="2.994cm" svg:x="11.672cm" svg:y="18.86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custom-shape draw:style-name="gr11" draw:text-style-name="P1" draw:layer="layout" svg:width="8.89cm" svg:height="9.017cm" svg:x="7.604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8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8.366cm" svg:x2="3.922cm" svg:y2="8.874cm">
            <text:p/>
          </draw:line>
          <draw:line draw:style-name="gr4" draw:text-style-name="P1" draw:layer="layout" svg:x1="4.176cm" svg:y1="9.255cm" svg:x2="3.922cm" svg:y2="8.874cm">
            <text:p/>
          </draw:line>
          <draw:line draw:style-name="gr4" draw:text-style-name="P1" draw:layer="layout" svg:x1="3.668cm" svg:y1="9.255cm" svg:x2="3.922cm" svg:y2="8.874cm">
            <text:p/>
          </draw:line>
          <draw:line draw:style-name="gr4" draw:text-style-name="P1" draw:layer="layout" svg:x1="3.668cm" svg:y1="8.493cm" svg:x2="4.176cm" svg:y2="8.493cm">
            <text:p/>
          </draw:line>
        </draw:g>
        <draw:frame draw:style-name="gr5" draw:text-style-name="P3" draw:layer="layout" svg:width="1.651cm" svg:height="0.645cm" svg:x="3.287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8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11.277cm" svg:x2="3.922cm" svg:y2="11.785cm">
            <text:p/>
          </draw:line>
          <draw:line draw:style-name="gr4" draw:text-style-name="P1" draw:layer="layout" svg:x1="4.176cm" svg:y1="12.166cm" svg:x2="3.922cm" svg:y2="11.785cm">
            <text:p/>
          </draw:line>
          <draw:line draw:style-name="gr4" draw:text-style-name="P1" draw:layer="layout" svg:x1="3.668cm" svg:y1="12.166cm" svg:x2="3.922cm" svg:y2="11.785cm">
            <text:p/>
          </draw:line>
          <draw:line draw:style-name="gr4" draw:text-style-name="P1" draw:layer="layout" svg:x1="3.668cm" svg:y1="11.404cm" svg:x2="4.176cm" svg:y2="11.404cm">
            <text:p/>
          </draw:line>
        </draw:g>
        <draw:frame draw:style-name="gr5" draw:text-style-name="P3" draw:layer="layout" svg:width="1.651cm" svg:height="0.645cm" svg:x="3.16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6cm" svg:y="13.446cm">
          <draw:text-box>
            <text:p><text:span text:style-name="T3">Users</text:span></text:p>
          </draw:text-box>
        </draw:frame>
        <draw:line draw:style-name="gr8" draw:text-style-name="P1" draw:layer="layout" svg:x1="4.811cm" svg:y1="8.747cm" svg:x2="5.953cm" svg:y2="10.398cm">
          <text:p/>
        </draw:line>
        <draw:line draw:style-name="gr8" draw:text-style-name="P1" draw:layer="layout" svg:x1="4.938cm" svg:y1="11.287cm" svg:x2="5.953cm" svg:y2="10.525cm">
          <text:p/>
        </draw:line>
        <draw:line draw:style-name="gr9" draw:text-style-name="P1" draw:layer="layout" svg:x1="11.033cm" svg:y1="9.89cm" svg:x2="11.033cm" svg:y2="15.224cm">
          <text:p/>
        </draw:line>
        <draw:custom-shape draw:style-name="gr12" draw:text-style-name="P1" draw:layer="layout" svg:width="3.81cm" svg:height="2.794cm" svg:x="12.557cm" svg:y="9.382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63cm" svg:y1="10.398cm" svg:x2="12.557cm" svg:y2="10.398cm">
          <text:p/>
        </draw:line>
        <draw:line draw:style-name="gr8" draw:text-style-name="P1" draw:layer="layout" svg:x1="9.764cm" svg:y1="11.033cm" svg:x2="12.557cm" svg:y2="11.033cm">
          <text:p/>
        </draw:line>
        <draw:frame draw:style-name="gr7" draw:text-style-name="P4" draw:layer="layout" svg:width="3.302cm" svg:height="1.916cm" svg:x="9.382cm" svg:y="15.351cm">
          <draw:text-box>
            <text:p text:style-name="P1"><text:span text:style-name="T3">Application</text:span></text:p>
            <text:p text:style-name="P1"><text:span text:style-name="T3">Connection</text:span></text:p>
            <text:p text:style-name="P1"><text:span text:style-name="T3">Limits</text:span></text:p>
          </draw:text-box>
        </draw:frame>
      </draw:page>
      <draw:page draw:name="page3" draw:style-name="dp1" draw:master-page-name="Default">
        <draw:custom-shape draw:style-name="gr13" draw:text-style-name="P1" draw:layer="layout" svg:width="6.35cm" svg:height="5.08cm" svg:x="1.254cm" svg:y="6.461cm">
          <text:p text:style-name="P1"><text:span text:style-name="T4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985cm" svg:height="4.191cm" svg:x="9.128cm" svg:y="6.842cm">
          <text:p text:style-name="P1">Qpid Dispatch Router</text:p>
          <text:p text:style-name="P1"><text:span text:style-name="T2">10.10.1.1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8cm" svg:height="1.27cm" svg:x="8.747cm" svg:y="8.366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4.175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429cm" svg:y1="8.366cm" svg:x2="4.429cm" svg:y2="8.874cm">
            <text:p/>
          </draw:line>
          <draw:line draw:style-name="gr4" draw:text-style-name="P1" draw:layer="layout" svg:x1="4.683cm" svg:y1="9.255cm" svg:x2="4.429cm" svg:y2="8.874cm">
            <text:p/>
          </draw:line>
          <draw:line draw:style-name="gr4" draw:text-style-name="P1" draw:layer="layout" svg:x1="4.175cm" svg:y1="9.255cm" svg:x2="4.429cm" svg:y2="8.874cm">
            <text:p/>
          </draw:line>
          <draw:line draw:style-name="gr4" draw:text-style-name="P1" draw:layer="layout" svg:x1="4.175cm" svg:y1="8.493cm" svg:x2="4.683cm" svg:y2="8.493cm">
            <text:p/>
          </draw:line>
        </draw:g>
        <draw:frame draw:style-name="gr16" draw:text-style-name="P6" draw:layer="layout" svg:width="6.096cm" svg:height="2.221cm" svg:x="1.381cm" svg:y="9.382cm">
          <draw:text-box>
            <text:p text:style-name="P1"><text:span text:style-name="T4">Alice</text:span></text:p>
            <text:p text:style-name="P1"><text:span text:style-name="T4"/></text:p>
            <text:p text:style-name="P5"><text:span text:style-name="T5">Remote Host: <text:s text:c="7"/></text:span><text:span text:style-name="T4">example.com</text:span></text:p>
            <text:p text:style-name="P5"><text:span text:style-name="T5">QDR </text:span><text:span text:style-name="T2">URL: <text:s text:c="12"/></text:span><text:span text:style-name="T4">10.10.1.1:20001</text:span></text:p>
            <text:p text:style-name="P5"><text:span text:style-name="T2">Target Application: </text:span><text:span text:style-name="T4">App1</text:span></text:p>
          </draw:text-box>
        </draw:frame>
        <draw:line draw:style-name="gr8" draw:text-style-name="P1" draw:layer="layout" svg:x1="7.604cm" svg:y1="9cm" svg:x2="8.745cm" svg:y2="9.001cm">
          <text:p/>
        </draw:line>
        <draw:line draw:style-name="gr8" draw:text-style-name="P1" draw:layer="layout" svg:x1="11.034cm" svg:y1="9.002cm" svg:x2="11.922cm" svg:y2="9.001cm">
          <text:p/>
        </draw:line>
        <draw:custom-shape draw:style-name="gr17" draw:text-style-name="P6" draw:layer="layout" svg:width="3.937cm" svg:height="1.778cm" svg:x="11.922cm" svg:y="8.112cm">
          <text:p text:style-name="P1"><text:span text:style-name="T2">AMQP Open</text:span></text:p>
          <text:p text:style-name="P1"><text:span text:style-name="T2">Rece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619cm" svg:height="2.919cm" svg:x="6.592cm" svg:y="13.6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4">Open Received</text:span></text:p>
              </table:table-cell>
              <table:table-cell>
                <text:p><text:span text:style-name="T4">Value</text:span></text:p>
              </table:table-cell>
            </table:table-row>
            <table:table-row table:style-name="ro1" table:default-cell-style-name="ce2">
              <table:table-cell>
                <text:p><text:span text:style-name="T2">Remote Host</text:span></text:p>
              </table:table-cell>
              <table:table-cell>
                <text:p><text:span text:style-name="T2">93.184.216.34</text:span></text:p>
              </table:table-cell>
            </table:table-row>
            <table:table-row table:style-name="ro1" table:default-cell-style-name="ce2">
              <table:table-cell>
                <text:p><text:span text:style-name="T2">Authenticated User</text:span></text:p>
              </table:table-cell>
              <table:table-cell>
                <text:p><text:span text:style-name="T2">Alice</text:span></text:p>
              </table:table-cell>
            </table:table-row>
            <table:table-row table:style-name="ro1" table:default-cell-style-name="ce2">
              <table:table-cell>
                <text:p><text:span text:style-name="T2">QDR Application</text:span></text:p>
              </table:table-cell>
              <table:table-cell>
                <text:p><text:span text:style-name="T2">App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3" draw:layer="layout" svg:width="6.096cm" svg:height="0.889cm" svg:x="1.381cm" svg:y="6.842cm">
          <draw:text-box>
            <text:p text:style-name="P1"><text:span text:style-name="T2">User Connection Creation</text:span></text:p>
          </draw:text-box>
        </draw:frame>
      </draw:page>
      <draw:page draw:name="page4" draw:style-name="dp1" draw:master-page-name="Default">
        <draw:custom-shape draw:style-name="gr19" draw:text-style-name="P6" draw:layer="layout" svg:width="1.524cm" svg:height="1.397cm" svg:x="3.032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6.842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4.175cm" svg:x2="3.794cm" svg:y2="6.588cm">
          <text:p/>
        </draw:line>
        <draw:line draw:style-name="gr4" draw:text-style-name="P1" draw:layer="layout" svg:x1="7.604cm" svg:y1="4.175cm" svg:x2="7.604cm" svg:y2="6.588cm">
          <text:p/>
        </draw:line>
        <draw:line draw:style-name="gr20" draw:text-style-name="P6" draw:layer="layout" svg:x1="3.794cm" svg:y1="4.683cm" svg:x2="7.604cm" svg:y2="4.937cm">
          <text:p text:style-name="P1"><text:span text:style-name="T2">AMQP Open</text:span></text:p>
          <text:p text:style-name="P1"><text:span text:style-name="T2"/></text:p>
        </draw:line>
        <draw:line draw:style-name="gr21" draw:text-style-name="P6" draw:layer="layout" svg:x1="3.794cm" svg:y1="5.826cm" svg:x2="7.604cm" svg:y2="5.445cm">
          <text:p text:style-name="P1"><text:span text:style-name="T2">AMQP Open</text:span></text:p>
          <text:p text:style-name="P1"><text:span text:style-name="T2"/></text:p>
        </draw:line>
      </draw:page>
      <draw:page draw:name="page5" draw:style-name="dp1" draw:master-page-name="Default">
        <draw:custom-shape draw:style-name="gr19" draw:text-style-name="P6" draw:layer="layout" svg:width="1.524cm" svg:height="1.397cm" svg:x="3.032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6.842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4.175cm" svg:x2="3.794cm" svg:y2="9.001cm">
          <text:p/>
        </draw:line>
        <draw:line draw:style-name="gr4" draw:text-style-name="P1" draw:layer="layout" svg:x1="7.604cm" svg:y1="4.175cm" svg:x2="7.604cm" svg:y2="8.62cm">
          <text:p/>
        </draw:line>
        <draw:line draw:style-name="gr20" draw:text-style-name="P6" draw:layer="layout" svg:x1="3.794cm" svg:y1="4.429cm" svg:x2="7.604cm" svg:y2="4.683cm">
          <text:p text:style-name="P1"><text:span text:style-name="T2">AMQP Open</text:span></text:p>
          <text:p text:style-name="P1"><text:span text:style-name="T2"/></text:p>
        </draw:line>
        <draw:custom-shape draw:style-name="gr19" draw:text-style-name="P6" draw:layer="layout" svg:width="1.524cm" svg:height="1.397cm" svg:x="10.525cm" svg:y="2.778cm">
          <text:p text:style-name="P1"><text:span text:style-name="T2">$poli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287cm" svg:y1="4.175cm" svg:x2="11.287cm" svg:y2="8.112cm">
          <text:p/>
        </draw:line>
        <draw:line draw:style-name="gr20" draw:text-style-name="P6" draw:layer="layout" svg:x1="7.604cm" svg:y1="4.81cm" svg:x2="11.287cm" svg:y2="5.064cm">
          <text:p text:style-name="P1"><text:span text:style-name="T2">authorize</text:span></text:p>
          <text:p text:style-name="P1"><text:span text:style-name="T2">(host, user, app)</text:span></text:p>
        </draw:line>
        <draw:line draw:style-name="gr21" draw:text-style-name="P6" draw:layer="layout" svg:x1="7.604cm" svg:y1="6.08cm" svg:x2="11.287cm" svg:y2="5.699cm">
          <text:p text:style-name="P1"><text:span text:style-name="T2">authorize: OK</text:span></text:p>
          <text:p text:style-name="P1"><text:span text:style-name="T2">policy = users</text:span></text:p>
        </draw:line>
        <draw:line draw:style-name="gr20" draw:text-style-name="P6" draw:layer="layout" svg:x1="7.604cm" svg:y1="6.715cm" svg:x2="11.287cm" svg:y2="6.969cm">
          <text:p text:style-name="P1"><text:span text:style-name="T2">policy lookup</text:span></text:p>
          <text:p text:style-name="P1"><text:span text:style-name="T2">policy = users</text:span></text:p>
        </draw:line>
        <draw:line draw:style-name="gr21" draw:text-style-name="P6" draw:layer="layout" svg:x1="7.604cm" svg:y1="7.985cm" svg:x2="11.287cm" svg:y2="7.604cm">
          <text:p text:style-name="P1"><text:span text:style-name="T2">Policy data</text:span></text:p>
          <text:p text:style-name="P1"><text:span text:style-name="T2">policy = users</text:span></text:p>
        </draw:line>
        <draw:line draw:style-name="gr21" draw:text-style-name="P6" draw:layer="layout" svg:x1="3.794cm" svg:y1="8.62cm" svg:x2="7.604cm" svg:y2="8.239cm">
          <text:p text:style-name="P1"><text:span text:style-name="T2">AMQP Open</text:span></text:p>
          <text:p text:style-name="P1"><text:span text:style-name="T2"/></text:p>
        </draw:line>
      </draw:page>
      <draw:page draw:name="page6" draw:style-name="dp1" draw:master-page-name="Default">
        <draw:custom-shape draw:style-name="gr22" draw:text-style-name="P7" draw:layer="layout" svg:width="6.477cm" svg:height="11.43cm" svg:x="10.652cm" svg:y="11.287cm">
          <text:p text:style-name="P5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064cm" svg:height="11.303cm" svg:x="5.953cm" svg:y="11.287cm">
          <text:p text:style-name="P5"><text:span text:style-name="T2">Python Local Policy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3.556cm" svg:height="11.303cm" svg:x="1.762cm" svg:y="11.287cm">
          <text:p text:style-name="P5"><text:span text:style-name="T2">Managem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524cm" svg:height="1.397cm" svg:x="7.477cm" svg:y="13.827cm">
          <text:p text:style-name="P1"><text:span text:style-name="T6">user</text:span></text:p>
          <text:p text:style-name="P1"><text:span text:style-name="T6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.778cm" svg:height="1.397cm" svg:x="7.223cm" svg:y="17.383cm">
          <text:p text:style-name="P1"><text:span text:style-name="T6">settings </text:span></text:p>
          <text:p text:style-name="P1"><text:span text:style-name="T6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2.921cm" svg:height="7.239cm" svg:x="12.557cm" svg:y="12.811cm">
          <text:p text:style-name="P1"><text:span text:style-name="T6">AMQP Open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4.064cm" svg:height="2.286cm" svg:x="11.541cm" svg:y="20.177cm">
          <text:p text:style-name="P1"><text:span text:style-name="T7">runtime enforc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1.397cm" svg:height="0.889cm" svg:x="13.192cm" svg:y="20.685cm">
          <text:p text:style-name="P1"><text:span text:style-name="T6">settings</text:span></text:p>
          <text:p text:style-name="P1"><text:span text:style-name="T6">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1.905cm" svg:height="1.143cm" svg:x="2.397cm" svg:y="15.605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27cm" svg:y="15.478cm">
          <text:p text:style-name="P1"><text:span text:style-name="T6">policy</text:span></text:p>
          <text:p text:style-name="P1"><text:span text:style-name="T6">AppSettings</text:span></text:p>
          <text:p text:style-name="P1"><text:span text:style-name="T8">configur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7.223cm" svg:y="12.176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7.096cm" svg:y="12.049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397cm" svg:y="13.954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27cm" svg:y="13.827cm">
          <text:p text:style-name="P1"><text:span text:style-name="T6">policyAccess</text:span></text:p>
          <text:p text:style-name="P1"><text:span text:style-name="T6">Stats</text:span></text:p>
          <text:p text:style-name="P1"><text:span text:style-name="T8">operation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02cm" svg:y1="12.684cm" svg:x2="7.096cm" svg:y2="12.684cm">
          <text:p/>
        </draw:line>
        <draw:line draw:style-name="gr21" draw:text-style-name="P8" draw:layer="layout" svg:x1="4.302cm" svg:y1="14.462cm" svg:x2="6.08cm" svg:y2="14.462cm">
          <text:p text:style-name="P1"><text:span text:style-name="T6">refresh</text:span></text:p>
          <text:p text:style-name="P1"><text:span text:style-name="T6"/></text:p>
        </draw:line>
        <draw:custom-shape draw:style-name="gr30" draw:text-style-name="P1" draw:layer="layout" svg:width="1.905cm" svg:height="1.143cm" svg:x="2.397cm" svg:y="12.176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27cm" svg:y="12.049cm">
          <text:p text:style-name="P1"><text:span text:style-name="T6">policyAccess</text:span></text:p>
          <text:p text:style-name="P1"><text:span text:style-name="T6">Ruleset</text:span></text:p>
          <text:p text:style-name="P1"><text:span text:style-name="T8">configur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7.223cm" svg:y="15.605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7.096cm" svg:y="15.478cm">
          <text:p text:style-name="P1"><text:span text:style-name="T6">appSettings</text:span></text:p>
          <text:p text:style-name="P1"><text:span text:style-name="T6">(named blobs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02cm" svg:y1="16.113cm" svg:x2="7.096cm" svg:y2="16.113cm">
          <text:p/>
        </draw:line>
        <draw:custom-shape draw:style-name="gr30" draw:text-style-name="P1" draw:layer="layout" svg:width="1.905cm" svg:height="1.143cm" svg:x="2.397cm" svg:y="20.304cm">
          <text:p text:style-name="P1"><text:span text:style-name="T6">access</text:span></text:p>
          <text:p text:style-name="P1"><text:span text:style-name="T6">Rul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143cm" svg:x="2.27cm" svg:y="20.177cm">
          <text:p text:style-name="P1"><text:span text:style-name="T6">policy</text:span></text:p>
          <text:p text:style-name="P1"><text:span text:style-name="T6">AppStats</text:span></text:p>
          <text:p text:style-name="P1"><text:span text:style-name="T8">operational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4.302cm" svg:y1="21.066cm" svg:x2="11.795cm" svg:y2="21.066cm">
          <text:p text:style-name="P1"><text:span text:style-name="T6">refresh</text:span></text:p>
          <text:p text:style-name="P1"><text:span text:style-name="T6"/></text:p>
        </draw:line>
        <draw:line draw:style-name="gr31" draw:text-style-name="P1" draw:layer="layout" svg:x1="8.112cm" svg:y1="13.319cm" svg:x2="8.112cm" svg:y2="13.827cm">
          <text:p/>
        </draw:line>
        <draw:line draw:style-name="gr4" draw:text-style-name="P1" draw:layer="layout" svg:x1="13.954cm" svg:y1="13.573cm" svg:x2="13.954cm" svg:y2="19.669cm">
          <text:p/>
        </draw:line>
        <draw:line draw:style-name="gr21" draw:text-style-name="P8" draw:layer="layout" svg:x1="9.001cm" svg:y1="14.335cm" svg:x2="13.954cm" svg:y2="13.954cm">
          <text:p text:style-name="P1"><text:span text:style-name="T6">Can this user connect?</text:span></text:p>
          <text:p text:style-name="P1"><text:span text:style-name="T6">(user, host, application)</text:span></text:p>
        </draw:line>
        <draw:line draw:style-name="gr20" draw:text-style-name="P8" draw:layer="layout" svg:x1="9.001cm" svg:y1="14.716cm" svg:x2="13.954cm" svg:y2="15.351cm">
          <text:p text:style-name="P1"><text:span text:style-name="T6">yes or no</text:span></text:p>
          <text:p text:style-name="P1"><text:span text:style-name="T6">settings blob name</text:span></text:p>
        </draw:line>
        <draw:line draw:style-name="gr21" draw:text-style-name="P8" draw:layer="layout" svg:x1="9.001cm" svg:y1="17.764cm" svg:x2="13.954cm" svg:y2="17.383cm">
          <text:p text:style-name="P1"><text:span text:style-name="T6">Give me these settings</text:span></text:p>
          <text:p text:style-name="P1"><text:span text:style-name="T6">(blob name)</text:span></text:p>
        </draw:line>
        <draw:line draw:style-name="gr20" draw:text-style-name="P8" draw:layer="layout" svg:x1="9.001cm" svg:y1="18.018cm" svg:x2="13.954cm" svg:y2="18.653cm">
          <text:p text:style-name="P1"><text:span text:style-name="T6">settings</text:span></text:p>
          <text:p text:style-name="P1"><text:span text:style-name="T6">values</text:span></text:p>
        </draw:line>
        <draw:line draw:style-name="gr31" draw:text-style-name="P1" draw:layer="layout" svg:x1="8.112cm" svg:y1="16.748cm" svg:x2="8.112cm" svg:y2="17.383cm">
          <text:p/>
        </draw:line>
        <draw:line draw:style-name="gr20" draw:text-style-name="P8" draw:layer="layout" svg:x1="13.954cm" svg:y1="19.034cm" svg:x2="15.986cm" svg:y2="20.558cm">
          <text:p text:style-name="P1"><text:span text:style-name="T6">reference</text:span></text:p>
          <text:p text:style-name="P1"><text:span text:style-name="T6">to values</text:span></text:p>
        </draw:line>
        <draw:custom-shape draw:style-name="gr32" draw:text-style-name="P8" draw:layer="layout" svg:width="1.651cm" svg:height="1.143cm" svg:x="15.351cm" svg:y="20.558cm">
          <text:p text:style-name="P1"><text:span text:style-name="T6">setting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text-style-name="P8" draw:layer="layout" svg:x1="14.589cm" svg:y1="21.066cm" svg:x2="15.351cm" svg:y2="21.066cm">
          <text:p text:style-name="P1"><text:span text:style-name="T6"/></text:p>
          <text:p text:style-name="P1"><text:span text:style-name="T6"/></text:p>
        </draw:line>
        <draw:custom-shape draw:style-name="gr33" draw:text-style-name="P1" draw:layer="layout" svg:width="0.635cm" svg:height="0.381cm" svg:x="6.207cm" svg:y="14.335cm"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635cm" svg:height="0.381cm" svg:x="6.08cm" svg:y="14.208cm">
          <text:p/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6.842cm" svg:y1="14.462cm" svg:x2="7.477cm" svg:y2="14.462cm">
          <text:p text:style-name="P1"><text:span text:style-name="T6"/></text:p>
          <text:p text:style-name="P1"><text:span text:style-name="T6"/></text:p>
        </draw:line>
        <draw:custom-shape draw:style-name="gr33" draw:text-style-name="P1" draw:layer="layout" svg:width="0.635cm" svg:height="0.381cm" svg:x="11.922cm" svg:y="20.9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635cm" svg:height="0.381cm" svg:x="11.795cm" svg:y="20.812cm">
          <text:p/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12.557cm" svg:y1="21.066cm" svg:x2="13.192cm" svg:y2="21.066cm">
          <text:p text:style-name="P1"><text:span text:style-name="T6"/></text:p>
          <text:p text:style-name="P1"><text:span text:style-name="T6"/></text:p>
        </draw:line>
        <draw:line draw:style-name="gr34" draw:text-style-name="P1" draw:layer="layout" svg:x1="13.955cm" svg:y1="19.034cm" svg:x2="12.303cm" svg:y2="20.812cm">
          <text:p/>
        </draw:line>
        <draw:line draw:style-name="gr34" draw:text-style-name="P1" draw:layer="layout" svg:x1="7.096cm" svg:y1="12.684cm" svg:x2="6.461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ck Rolke</meta:initial-creator>
    <meta:creation-date>2016-01-04T11:58:36.544153887</meta:creation-date>
    <dc:date>2016-01-20T16:15:56.566507648</dc:date>
    <dc:creator>Chuck Rolke</dc:creator>
    <meta:editing-duration>PT4H21M40S</meta:editing-duration>
    <meta:editing-cycles>25</meta:editing-cycles>
    <meta:generator>LibreOffice/4.3.7.2$Linux_X86_64 LibreOffice_project/430$Build-2</meta:generator>
    <meta:printed-by>Chuck Rolke</meta:printed-by>
    <meta:print-date>2016-01-19T14:51:06.818720554</meta:print-date>
    <meta:document-statistic meta:object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width="6.8173in" draw:z-index="0"><draw:text-box fo:min-height="4.2874in"><text:p text:style-name="Frame_20_contents"/></draw:text-box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